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oogle Sans Flex" svg:font-family="'Google Sans Flex', '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automatic-styles>
    <style:style style:name="P1" style:family="paragraph" style:parent-style-name="Standard">
      <style:text-properties officeooo:rsid="000f4369" officeooo:paragraph-rsid="000f4369" style:language-asian="zh" style:country-asian="TW"/>
    </style:style>
    <style:style style:name="P2" style:family="paragraph" style:parent-style-name="Standard">
      <style:text-properties officeooo:rsid="000f4369" officeooo:paragraph-rsid="0012148d" style:language-asian="zh" style:country-asian="TW"/>
    </style:style>
    <style:style style:name="P3" style:family="paragraph" style:parent-style-name="Standard">
      <style:text-properties officeooo:rsid="0012148d" officeooo:paragraph-rsid="0012148d" style:language-asian="zh" style:country-asian="TW"/>
    </style:style>
    <style:style style:name="T1" style:family="text">
      <style:text-properties fo:font-variant="normal" fo:text-transform="none" fo:color="#1f1f1f" loext:opacity="100%" style:font-name="Google Sans Flex" fo:font-size="12pt" fo:letter-spacing="normal" fo:font-style="normal" fo:font-weight="normal"/>
    </style:style>
    <style:style style:name="T2" style:family="text">
      <style:text-properties officeooo:rsid="001214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am helping my son preparing for this exams. My main goal is to find the right workbooks and practice exercises that will really help sharpen his Math skills and build his confidence.</text:p>
      <text:p text:style-name="P1"/>
      <text:p text:style-name="P1">I found a website online named IXL Australia.</text:p>
      <text:p text:style-name="P2"><text:a xlink:type="simple" xlink:href="https://au.ixl.com/" text:style-name="Internet_20_link" text:visited-style-name="Visited_20_Internet_20_Link">https://au.ixl.com/</text:a></text:p>
      <text:p text:style-name="P1"><text:a xlink:type="simple" xlink:href="https://readingeggs.com.au/" text:style-name="Internet_20_link" text:visited-style-name="Visited_20_Internet_20_Link">https://readingeggs.com.au/</text:a></text:p>
      <text:p text:style-name="P1"><text:a xlink:type="simple" xlink:href="https://brilliant.org/subscribe/" text:style-name="Internet_20_link" text:visited-style-name="Visited_20_Internet_20_Link">https://brilliant.org/subscribe/</text:a></text:p>
      <text:p text:style-name="P3"><text:a xlink:type="simple" xlink:href="https://www.getepic.com/" text:style-name="Internet_20_link" text:visited-style-name="Visited_20_Internet_20_Link">https://www.getepic.com/</text:a></text:p>
      <text:p text:style-name="P3"><text:a xlink:type="simple" xlink:href="https://newsela.com/" text:style-name="Internet_20_link" text:visited-style-name="Visited_20_Internet_20_Link">https://newsela.com/</text:a></text:p>
      <text:p text:style-name="P3"><text:a xlink:type="simple" xlink:href="https://www.raz-kids.com/" text:style-name="Internet_20_link" text:visited-style-name="Visited_20_Internet_20_Link">https://www.raz-kids.com/</text:a></text:p>
      <text:p text:style-name="P3"><text:a xlink:type="simple" xlink:href="https://www.khanacademy.org/" text:style-name="Internet_20_link" text:visited-style-name="Visited_20_Internet_20_Link">https://www.khanacademy.org/</text:a></text:p>
      <text:p text:style-name="P3"><text:a xlink:type="simple" xlink:href="https://au.splashlearn.com/" text:style-name="Internet_20_link" text:visited-style-name="Visited_20_Internet_20_Link">https://au.splashlearn.com/</text:a></text:p>
      <text:p text:style-name="P3"/>
      <text:p text:style-name="P3"/>
      <text:p text:style-name="P3"/>
      <text:p text:style-name="P3"/>
      <text:p text:style-name="P3"/>
      <text:p text:style-name="P3"/>
      <text:p text:style-name="P3"/>
      <text:p text:style-name="P3"/>
      <text:p text:style-name="P3"/>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oogle Sans Flex" svg:font-family="'Google Sans Flex', '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07T10:15:25.841000000</meta:creation-date>
    <meta:generator>LibreOffice/7.5.8.2$Windows_X86_64 LibreOffice_project/f718d63693263970429a68f568db6046aaa9df01</meta:generator>
    <dc:date>2026-04-07T13:09:12.671000000</dc:date>
    <meta:editing-duration>PT2H53M46S</meta:editing-duration>
    <meta:editing-cycles>2</meta:editing-cycles>
    <meta:document-statistic meta:table-count="0" meta:image-count="0" meta:object-count="0" meta:page-count="1" meta:paragraph-count="10" meta:word-count="49" meta:character-count="431" meta:non-whitespace-character-count="392"/>
  </office:meta>
</office:document-meta>
</file>